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4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6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7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8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9" style:family="paragraph" style:parent-style-name="Standard">
      <style:text-properties style:font-name="Source Code Pro" officeooo:rsid="0003c175" officeooo:paragraph-rsid="0003c175"/>
    </style:style>
    <style:style style:name="P10" style:family="paragraph" style:parent-style-name="Standard">
      <style:text-properties style:font-name="Source Code Pro" officeooo:rsid="0003c175" officeooo:paragraph-rsid="00238e34"/>
    </style:style>
    <style:style style:name="P11" style:family="paragraph" style:parent-style-name="Standard">
      <style:text-properties style:font-name="Source Code Pro" officeooo:rsid="0003c175" officeooo:paragraph-rsid="001007bd"/>
    </style:style>
    <style:style style:name="P12" style:family="paragraph" style:parent-style-name="Standard">
      <style:text-properties style:font-name="Source Code Pro" officeooo:rsid="0003c175" officeooo:paragraph-rsid="001a5059"/>
    </style:style>
    <style:style style:name="P13" style:family="paragraph" style:parent-style-name="Standard">
      <style:text-properties style:font-name="Source Code Pro" officeooo:rsid="0003c175" officeooo:paragraph-rsid="00074b38"/>
    </style:style>
    <style:style style:name="P14" style:family="paragraph" style:parent-style-name="Standard">
      <style:text-properties style:font-name="Source Code Pro" officeooo:rsid="0003c175" officeooo:paragraph-rsid="0019f76c"/>
    </style:style>
    <style:style style:name="P15" style:family="paragraph" style:parent-style-name="Standard">
      <style:text-properties style:font-name="Source Code Pro" officeooo:rsid="0003c175" officeooo:paragraph-rsid="000c0f07"/>
    </style:style>
    <style:style style:name="P16" style:family="paragraph" style:parent-style-name="Standard">
      <style:text-properties style:font-name="Source Code Pro" officeooo:rsid="0003c175" officeooo:paragraph-rsid="000b3568"/>
    </style:style>
    <style:style style:name="P17" style:family="paragraph" style:parent-style-name="Standard">
      <style:text-properties style:font-name="Source Code Pro" officeooo:rsid="0003c175" officeooo:paragraph-rsid="00100301"/>
    </style:style>
    <style:style style:name="P18" style:family="paragraph" style:parent-style-name="Standard">
      <style:text-properties style:font-name="Source Code Pro" officeooo:rsid="0003c175" officeooo:paragraph-rsid="00277823"/>
    </style:style>
    <style:style style:name="P19" style:family="paragraph" style:parent-style-name="Standard">
      <style:text-properties style:font-name="Source Code Pro" officeooo:rsid="0003c175" officeooo:paragraph-rsid="0025b7fe"/>
    </style:style>
    <style:style style:name="P20" style:family="paragraph" style:parent-style-name="Standard">
      <style:text-properties style:font-name="Source Code Pro" officeooo:rsid="0003c175" officeooo:paragraph-rsid="001c03dc"/>
    </style:style>
    <style:style style:name="P21" style:family="paragraph" style:parent-style-name="Standard">
      <style:text-properties style:font-name="Source Code Pro" officeooo:rsid="0003c175" officeooo:paragraph-rsid="00214d7b"/>
    </style:style>
    <style:style style:name="P22" style:family="paragraph" style:parent-style-name="Standard" style:list-style-name="L1">
      <style:text-properties style:font-name="Source Code Pro" officeooo:rsid="0003c175" officeooo:paragraph-rsid="0003c175"/>
    </style:style>
    <style:style style:name="P23" style:family="paragraph" style:parent-style-name="Standard">
      <style:text-properties style:font-name="Source Code Pro" officeooo:rsid="00074b38" officeooo:paragraph-rsid="00074b38"/>
    </style:style>
    <style:style style:name="P24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f76c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style:style style:name="T10" style:family="text">
      <style:text-properties officeooo:rsid="00100301"/>
    </style:style>
    <style:style style:name="T11" style:family="text">
      <style:text-properties officeooo:rsid="001007bd"/>
    </style:style>
    <style:style style:name="T12" style:family="text">
      <style:text-properties officeooo:rsid="00112144"/>
    </style:style>
    <style:style style:name="T13" style:family="text">
      <style:text-properties officeooo:rsid="0011ca06"/>
    </style:style>
    <style:style style:name="T14" style:family="text">
      <style:text-properties officeooo:rsid="0014b332"/>
    </style:style>
    <style:style style:name="T15" style:family="text">
      <style:text-properties officeooo:rsid="001872c5"/>
    </style:style>
    <style:style style:name="T16" style:family="text">
      <style:text-properties officeooo:rsid="0019f76c"/>
    </style:style>
    <style:style style:name="T17" style:family="text">
      <style:text-properties officeooo:rsid="001a5059"/>
    </style:style>
    <style:style style:name="T18" style:family="text">
      <style:text-properties officeooo:rsid="001c03dc"/>
    </style:style>
    <style:style style:name="T19" style:family="text">
      <style:text-properties officeooo:rsid="00223f40"/>
    </style:style>
    <style:style style:name="T20" style:family="text">
      <style:text-properties officeooo:rsid="0025b7fe"/>
    </style:style>
    <style:style style:name="T21" style:family="text">
      <style:text-properties style:font-name="Liberation Serif"/>
    </style:style>
    <style:style style:name="T22" style:family="text">
      <style:text-properties style:font-name="Source Sans Pro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0548a7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ILER</text:p>
      <text:p text:style-name="P3">List of supported MEI elements and attributes</text:p>
      <text:p text:style-name="P1"/>
      <text:p text:style-name="P4">&lt;abbr&gt;</text:p>
      <text:p text:style-name="P9">@source</text:p>
      <text:p text:style-name="P9"/>
      <text:p text:style-name="P4">&lt;accid&gt;</text:p>
      <text:p text:style-name="P9">@color; @edit (for value 'paren'); @func; @ho; @place (for value 'above'); @vo; @xml:id</text:p>
      <text:p text:style-name="P9"/>
      <text:p text:style-name="P5">&lt;app&gt;</text:p>
      <text:p text:style-name="P9"/>
      <text:p text:style-name="P4">&lt;arpeg&gt;</text:p>
      <text:p text:style-name="P9">@arrow; @color; @ho; @order; @plist; @vo; @startid; @xml:id</text:p>
      <text:p text:style-name="P9"/>
      <text:p text:style-name="P4">&lt;artic&gt;</text:p>
      <text:p text:style-name="P9">@artic; @color; @ho; @place; @vo; @xml:id</text:p>
      <text:p text:style-name="P9"/>
      <text:p text:style-name="P4">&lt;barLine&gt;</text:p>
      <text:p text:style-name="P10">@color; @form<text:span text:style-name="T19">; </text:span>@xml:id</text:p>
      <text:p text:style-name="P9"/>
      <text:p text:style-name="P4">&lt;beam&gt;</text:p>
      <text:p text:style-name="P9">@color; <text:span text:style-name="T19">@form; </text:span>@xml:id</text:p>
      <text:p text:style-name="P9"/>
      <text:p text:style-name="P4">&lt;beamSpan&gt;</text:p>
      <text:p text:style-name="P9">@color; <text:span text:style-name="T19">@form; </text:span>@xml:id</text:p>
      <text:p text:style-name="P9"/>
      <text:p text:style-name="P4">&lt;bTrem&gt;</text:p>
      <text:p text:style-name="P11"><text:span text:style-name="T11">@form; </text:span>@measperf; @num; @num.place; @num.visible; @xml:id</text:p>
      <text:p text:style-name="P9"/>
      <text:p text:style-name="P4">&lt;change&gt;</text:p>
      <text:p text:style-name="P9"/>
      <text:p text:style-name="P4">&lt;changeDesc&gt;</text:p>
      <text:p text:style-name="P9"/>
      <text:p text:style-name="P4">&lt;choice&gt;</text:p>
      <text:p text:style-name="P9"/>
      <text:p text:style-name="P4">&lt;chord&gt;</text:p>
      <text:p text:style-name="P12">@artic; @beam; @copyof; @dots; @dur; @fermata; @grace; @lv; @oct; @ornam; @slur; @st<text:span text:style-name="T17">aff</text:span>; @stem.dir; @stem.mod; @stem.pos; @tie; @visible</text:p>
      <text:p text:style-name="P9"/>
      <text:p text:style-name="P6">&lt;<text:span text:style-name="T8">clef</text:span>&gt;</text:p>
      <text:p text:style-name="P23">@color; @dis; @dis.place; @line; @shape</text:p>
      <text:p text:style-name="P23"/>
      <text:p text:style-name="P6">&lt;corr&gt;</text:p>
      <text:p text:style-name="P13"/>
      <text:p text:style-name="P4"/>
      <text:p text:style-name="P24">&lt;dir&gt;</text:p>
      <text:p text:style-name="P9">@ho; @place; @startid; @vo</text:p>
      <text:p text:style-name="P9"/>
      <text:p text:style-name="P14"><text:span text:style-name="T4">&lt;</text:span><text:span text:style-name="T5">dot</text:span><text:span text:style-name="T4">&gt;</text:span></text:p>
      <text:p text:style-name="P14">@<text:span text:style-name="T16">color</text:span>; @ho; @vo</text:p>
      <text:p text:style-name="P14"/>
      <text:p text:style-name="P4">&lt;dynam&gt;</text:p>
      <text:p text:style-name="P9">@endid; @ho; @place; @startid; @vo; @xml:id</text:p>
      <text:p text:style-name="P9"/>
      <text:p text:style-name="P4">&lt;editionStmt&gt;</text:p>
      <text:p text:style-name="P9"/>
      <text:p text:style-name="P4">&lt;ending&gt;</text:p>
      <text:p text:style-name="P9">@n</text:p>
      <text:p text:style-name="P9"/>
      <text:p text:style-name="P4">&lt;expan&gt;</text:p>
      <text:p text:style-name="P9"/>
      <text:p text:style-name="P4">&lt;f&gt;</text:p>
      <text:p text:style-name="P9"/>
      <text:p text:style-name="P4">&lt;fb&gt;</text:p>
      <text:p text:style-name="P9"/>
      <text:p text:style-name="P4">&lt;fermata&gt;</text:p>
      <text:p text:style-name="P9">@color; @glyphnum; @ho; @place; @shape; @startid; @vo; @xml:id</text:p>
      <text:p text:style-name="P9"/>
      <text:p text:style-name="P4">&lt;fileDesc&gt;</text:p>
      <text:p text:style-name="P4"/>
      <text:p text:style-name="P4">&lt;fing&gt;</text:p>
      <text:p text:style-name="P9">@place; @startid; @xml:id</text:p>
      <text:p text:style-name="P9"/>
      <text:p text:style-name="P4">&lt;fingGrp&gt;</text:p>
      <text:p text:style-name="P9"/>
      <text:p text:style-name="P4">&lt;fTrem&gt;</text:p>
      <text:p text:style-name="P9"><text:span text:style-name="T11">@form; </text:span>@measperf; @xml:id</text:p>
      <text:p text:style-name="P9"/>
      <text:p text:style-name="P4">&lt;gliss&gt;</text:p>
      <text:p text:style-name="P9">@color; @ho; @lform; @lwidth; @startid; @vo; @xml:id</text:p>
      <text:p text:style-name="P9"/>
      <text:p text:style-name="P4">&lt;group&gt;</text:p>
      <text:p text:style-name="P9"/>
      <text:p text:style-name="P4">&lt;hairpin&gt;</text:p>
      <text:p text:style-name="P9">@color; @endid; @form; @lform; @lwidth; @place; @startid; @xml:id</text:p>
      <text:p text:style-name="P9"/>
      <text:p text:style-name="P4">&lt;harm&gt;</text:p>
      <text:p text:style-name="P9">@place; @staff; @tstamp</text:p>
      <text:p text:style-name="P9"/>
      <text:p text:style-name="P4">&lt;instrDef&gt;</text:p>
      <text:p text:style-name="P9">@midi.instrnum; @midi.instrname</text:p>
      <text:p text:style-name="P9"/>
      <text:p text:style-name="P7"><text:soft-page-break/>&lt;<text:span text:style-name="T9">keySig</text:span>&gt;</text:p>
      <text:p text:style-name="P15">@color; @<text:span text:style-name="T9">accid; @mode; @pname</text:span>; <text:span text:style-name="T9">@sig; </text:span>@xml:id</text:p>
      <text:p text:style-name="P16"/>
      <text:p text:style-name="P7">&lt;l&gt;</text:p>
      <text:p text:style-name="P9"/>
      <text:p text:style-name="P9"><text:span text:style-name="T4">&lt;label&gt;</text:span> <text:span text:style-name="T23">(within </text:span>&lt;staffGrp&gt; and &lt;staffDef&gt;)</text:p>
      <text:p text:style-name="P9"/>
      <text:p text:style-name="P4">&lt;layer&gt;</text:p>
      <text:p text:style-name="P9">@beam.group; @n</text:p>
      <text:p text:style-name="P4">&lt;lem&gt;</text:p>
      <text:p text:style-name="P9"/>
      <text:p text:style-name="P4">&lt;lg&gt;</text:p>
      <text:p text:style-name="P9"/>
      <text:p text:style-name="P4">&lt;ligature&gt;</text:p>
      <text:p text:style-name="P9"/>
      <text:p text:style-name="P4">&lt;mdiv&gt;</text:p>
      <text:p text:style-name="P9">@label; @n</text:p>
      <text:p text:style-name="P9"/>
      <text:p text:style-name="P4">&lt;measure&gt;</text:p>
      <text:p text:style-name="P9">@metcon; @left; @n; @right</text:p>
      <text:p text:style-name="P9"/>
      <text:p text:style-name="P8">&lt;<text:span text:style-name="T10">mensur</text:span>&gt;</text:p>
      <text:p text:style-name="P17">@<text:span text:style-name="T10">dot</text:span>; @<text:span text:style-name="T10">sign</text:span>; @<text:span text:style-name="T10">slash</text:span></text:p>
      <text:p text:style-name="P17"/>
      <text:p text:style-name="P4">&lt;meterSig&gt;</text:p>
      <text:p text:style-name="P9">@copyof; @count; @fontfam; @fontname; @fontstyle; @fontweight; @form; @sym; @unit</text:p>
      <text:p text:style-name="P9"/>
      <text:p text:style-name="P4">&lt;meterSigGrp&gt;</text:p>
      <text:p text:style-name="P9">@copyof; @func (for value 'mixed')</text:p>
      <text:p text:style-name="P9"/>
      <text:p text:style-name="P4">&lt;mordent&gt;</text:p>
      <text:p text:style-name="P9">@accidlower; @accidupper; @color; @form; @glyphnum; @ho; @long; @place; @startid; @vo; @xml:id</text:p>
      <text:p text:style-name="P9"/>
      <text:p text:style-name="P4">&lt;mRest&gt;</text:p>
      <text:p text:style-name="P9">@color; @copyof; @dur; @fermata; @ho; @loc; @visible; @vo; @xml:id</text:p>
      <text:p text:style-name="P9"/>
      <text:p text:style-name="P4">&lt;mSpace&gt;</text:p>
      <text:p text:style-name="P9">@dots; @dur</text:p>
      <text:p text:style-name="P9"/>
      <text:p text:style-name="P4">&lt;multiRest&gt;</text:p>
      <text:p text:style-name="P9">@block; @loc; @num; @xml:id</text:p>
      <text:p text:style-name="P9"/>
      <text:p text:style-name="P4">&lt;music&gt;</text:p>
      <text:p text:style-name="P9"/>
      <text:p text:style-name="P4"/>
      <text:p text:style-name="P24">&lt;note&gt;</text:p>
      <text:p text:style-name="P18">@accid; @accid.ges; @artic; @beam; <text:span text:style-name="T12">@color; @copyof; </text:span>@dots; @dur; @<text:span text:style-name="T13">enclose</text:span>; @fermata; <text:span text:style-name="T14">@fontsize; </text:span>@gliss; @grace; @head.color; @head.mod; @head.shape; @head.visible; @lv; @<text:span text:style-name="T20">num</text:span>; @<text:span text:style-name="T20">numbase</text:span>; @oct; @ornam; @pname; @slur; @staff; @stem.dir; @stem.<text:span text:style-name="T15">len</text:span>; @stem.mod; @stem.pos; @tie; @visible; @xml:id</text:p>
      <text:p text:style-name="P9"/>
      <text:p text:style-name="P4">&lt;octave&gt;</text:p>
      <text:p text:style-name="P9">@color; @dis; @dis.place; @endid; @ho; @lform; @lwidth; @startid; @vo; @xml:id</text:p>
      <text:p text:style-name="P9"/>
      <text:p text:style-name="P4">&lt;orig&gt;</text:p>
      <text:p text:style-name="P9">@source</text:p>
      <text:p text:style-name="P9"/>
      <text:p text:style-name="P4">&lt;p&gt;</text:p>
      <text:p text:style-name="P9"/>
      <text:p text:style-name="P4">&lt;pb&gt;</text:p>
      <text:p text:style-name="P17">@n; <text:span text:style-name="T10">@source</text:span></text:p>
      <text:p text:style-name="P9"/>
      <text:p text:style-name="P4">&lt;pedal&gt;</text:p>
      <text:p text:style-name="P9">@color; @dir; @endid; @form (for values 'line' and 'pedstar'); @ho; @lform; @lwidth; @startid; @vo; @xml:id</text:p>
      <text:p text:style-name="P9"/>
      <text:p text:style-name="P4">&lt;pgHead&gt;</text:p>
      <text:p text:style-name="P9"/>
      <text:p text:style-name="P4">&lt;phrase&gt;</text:p>
      <text:p text:style-name="P9">@bezier; @color; @curvedir (for values 'above' and 'below'); @endid; @endho; @endvo; @ho; @lform; @lwidth; @startid; @startho; @startvo; @vo; @xml:id</text:p>
      <text:p text:style-name="P9"/>
      <text:p text:style-name="P4">&lt;publisher&gt;</text:p>
      <text:p text:style-name="P9"/>
      <text:p text:style-name="P4">&lt;pubStmt&gt;</text:p>
      <text:p text:style-name="P9"/>
      <text:p text:style-name="P4">&lt;rdg&gt;</text:p>
      <text:p text:style-name="P9">@resp; @source</text:p>
      <text:p text:style-name="P9"/>
      <text:p text:style-name="P4">&lt;ref&gt;</text:p>
      <text:p text:style-name="P9"/>
      <text:p text:style-name="P4">&lt;reg&gt;</text:p>
      <text:p text:style-name="P9"/>
      <text:p text:style-name="P4">&lt;reh&gt;</text:p>
      <text:p text:style-name="P9">@color; @ho; @vo; @xml:id</text:p>
      <text:p text:style-name="P9"/>
      <text:p text:style-name="P4">&lt;revisionDesc&gt;</text:p>
      <text:p text:style-name="P9"/>
      <text:p text:style-name="P4">&lt;rend&gt;</text:p>
      <text:p text:style-name="P9"><text:soft-page-break/>@color; @fontfam; @fontname; @fontsize; @fontstyle; @fontweight; @halign; @rend; @rotation</text:p>
      <text:p text:style-name="P4"/>
      <text:p text:style-name="P24">&lt;rest&gt;</text:p>
      <text:p text:style-name="P19">@beam; @color; @copyof; @dots; @dur; @fermata; @loc; @<text:span text:style-name="T20">num</text:span>; @<text:span text:style-name="T20">numbase</text:span>; @oloc; @ploc; @staff; @visible; @xml:id</text:p>
      <text:p text:style-name="P9"/>
      <text:p text:style-name="P4">&lt;sb&gt;</text:p>
      <text:p text:style-name="P17">@n; <text:span text:style-name="T10">@source</text:span></text:p>
      <text:p text:style-name="P9"/>
      <text:p text:style-name="P4">&lt;score&gt;</text:p>
      <text:p text:style-name="P9"/>
      <text:p text:style-name="P4">&lt;scoreDef&gt;</text:p>
      <text:p text:style-name="P9">@beam.group; @clef.color; @clef.dis; @clef.dis.place; @clef.line; @clef.shape; @dynam.dist; @ending.rend (for values 'top' and 'grouped'); @key.accid; @key.mode; @key.pname; @key.sig (unsupported for value 'mixed'); @lyric.fam; @lyric.name; @lyric.style; @lyric.weight; @mensur.color; @mensur.dot; @mensur.sign; @mensur.slash (for value '1'); @meter.count; @meter.rend; @meter.showchange; @meter.sym; @meter.unit; @midi.bpm; @mnum.visible; @optimize; @page.botmar; @page.height; @page.leftmar; @page.rightmar; @page.scale; @page.topmar; @page.width; @pedal.style (for values 'line' and 'pedstar'); @spacing.staff; @system.leftmar (affects only first system<text:span text:style-name="T24">)</text:span>; @text.dist; @vu.height (for values in 'pt')</text:p>
      <text:p text:style-name="P9"/>
      <text:p text:style-name="P4">&lt;section&gt;</text:p>
      <text:p text:style-name="P9"/>
      <text:p text:style-name="P4">&lt;slur&gt;</text:p>
      <text:p text:style-name="P9">@bezier; @color; @curvedir (for values 'above' and 'below'); @endid; @endho; @endvo; @ho; @lform; @lwidth; @startid; @startho; @startvo; @vo; @xml:id</text:p>
      <text:p text:style-name="P9"/>
      <text:p text:style-name="P4">&lt;space&gt;</text:p>
      <text:p text:style-name="P9">@dur</text:p>
      <text:p text:style-name="P9"/>
      <text:p text:style-name="P4">&lt;staff&gt;</text:p>
      <text:p text:style-name="P9">@copyof; @n</text:p>
      <text:p text:style-name="P9"/>
      <text:p text:style-name="P4">&lt;staffDef&gt;</text:p>
      <text:p text:style-name="P9">@beam.group; @clef.dis; @clef.dis.place; @clef.line; @clef.shape; @dynam.dist; @key.accid; @key.mode; @key.pname; @key.sig (unsupported for value 'mixed'); @lines; @lines.visible; @lyric.fam; @lyric.name; @lyric.style; @lyric.weight; @mensur.color; @mensur.dot; @mensur.sign; @mensur.slash (for value '1'); @meter.count; @meter.rend; @meter.sym; @meter.unit; @n; @notationtype; @pedal.style (for values 'line' and 'pedstar'); @scale; @slur.lform; @slur.lwidth; @text.dist; @tie.lwidth; @trans.diat; @trans.semi</text:p>
      <text:p text:style-name="P9"/>
      <text:p text:style-name="P4"/>
      <text:p text:style-name="P24">&lt;staffGrp&gt;</text:p>
      <text:p text:style-name="P9">@barthru; @label; @label.abbr; @symbol</text:p>
      <text:p text:style-name="P9"/>
      <text:p text:style-name="P4">&lt;syl&gt;</text:p>
      <text:p text:style-name="P9">@con; @wordpos; @xml:id</text:p>
      <text:p text:style-name="P9"/>
      <text:p text:style-name="P4">&lt;tempo&gt;</text:p>
      <text:p text:style-name="P9">@ho; @midi.bpm; @mm; @mm.dots; @mm.unit; @place; @staff; @startid; @tstamp (for value '1'); @vo; @xml:id</text:p>
      <text:p text:style-name="P9"/>
      <text:p text:style-name="P4">&lt;tie&gt;</text:p>
      <text:p text:style-name="P9">@bezier; @color; @curvedir (for values 'above' and 'below'); @endho; @endvo; @ho; @lform; @lwidth; @startid; @startho; @startvo; @vo; @xml:id</text:p>
      <text:p text:style-name="P9"/>
      <text:p text:style-name="P4">&lt;trill&gt;</text:p>
      <text:p text:style-name="P9">@accidlower; @accidupper; @color; @endid; @glyphnum; @ho; @place; @startid; @vo; @xml:id</text:p>
      <text:p text:style-name="P9"/>
      <text:p text:style-name="P4">&lt;tuplet&gt;</text:p>
      <text:p text:style-name="P20">@bracket.place; @bracket.visible; @color; @copyof; @num; @num.format; @<text:span text:style-name="T18">num</text:span>.place; @num.visible; @numbase; @xml:id</text:p>
      <text:p text:style-name="P9"/>
      <text:p text:style-name="P4">&lt;tupletSpan&gt;</text:p>
      <text:p text:style-name="P21">@bracket.place; @bracket.visible; @color; @copyof; @endid; @num; @num.format; @<text:span text:style-name="T18">num</text:span>.place; @num.visible; @numbase; @startid; @xml:id</text:p>
      <text:p text:style-name="P9"/>
      <text:p text:style-name="P4">&lt;turn&gt;</text:p>
      <text:p text:style-name="P9">@accidlower; @accidupper; @color; @form; @glyphnum; @ho; @place; @startid; @vo; @xml:id</text:p>
      <text:p text:style-name="P9"/>
      <text:p text:style-name="P4">&lt;verse&gt;</text:p>
      <text:p text:style-name="P9">@color; @lyric.style; @lyric.weight; @n</text:p>
      <text:p text:style-name="P9"/>
      <text:p text:style-name="P4">&lt;work&gt;</text:p>
      <text:p text:style-name="P9"/>
      <text:p text:style-name="P9"><text:span text:style-name="T4">&lt;workDesc&gt;</text:span></text:p>
      <text:p text:style-name="P9"/>
      <text:list xml:id="list3378799136" text:style-name="L1">
        <text:list-item>
          <text:p text:style-name="P22">att.color supports hex/RGB/HSL values and color names</text:p>
        </text:list-item>
        <text:list-item>
          <text:p text:style-name="P22">att.pages have to be defined in the first &lt;scoreDef&gt;</text:p>
        </text:list-item>
        <text:list-item>
          <text:p text:style-name="P22">@xml:id gets converted to @id in SVG</text:p>
        </text:list-item>
        <text:list-item>
          <text:p text:style-name="P22">data.LINEWIDTH (@lwidth) works for values from data.LINEWIDTHTERM</text:p>
        </text:list-item>
        <text:list-item>
          <text:p text:style-name="P22">data.STEMDIRECTION (@stem.dir) works for values from data.STEMDIRECTION.basic</text:p>
        </text:list-item>
        <text:list-item>
          <text:p text:style-name="P22">data.STEMPOSITION (@stem.pos) will only affect stem dir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9-07-28T19:50:28.791811236</dc:date>
    <dc:creator>Klaus Rettinghaus</dc:creator>
    <meta:editing-duration>PT3H25M46S</meta:editing-duration>
    <meta:editing-cycles>29</meta:editing-cycles>
    <meta:generator>LibreOffice/6.2.5.2$Linux_X86_64 LibreOffice_project/20$Build-2</meta:generator>
    <meta:document-statistic meta:table-count="0" meta:image-count="0" meta:object-count="0" meta:page-count="7" meta:paragraph-count="151" meta:word-count="646" meta:character-count="5388" meta:non-whitespace-character-count="4899"/>
  </office:meta>
</office:document-meta>
</file>